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0H19M34.757051S" calcext:value-type="time">
            <text:p>1440:19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5H13M17.647S" calcext:value-type="time">
            <text:p>05:13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37H29M03.857S" calcext:value-type="time">
            <text:p>37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7:38:52.4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1T12:53:17.848000000</dc:date>
    <meta:editing-duration>P64DT34M14S</meta:editing-duration>
    <meta:editing-cycles>1693</meta:editing-cycles>
    <meta:generator>LibreOffice/7.2.6.2$Windows_X86_64 LibreOffice_project/b0ec3a565991f7569a5a7f5d24fed7f52653d754</meta:generator>
    <dc:creator>Benjamin Laws</dc:creator>
    <meta:document-statistic meta:table-count="2" meta:cell-count="2039" meta:object-count="0"/>
  </office:meta>
</office:document-meta>
</file>